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9"/>JENKINS INSTALLATION STEPS</text:p>
      <text:p text:style-name="Standard"><text:s text:c="39"/>----------------------------------------------------------</text:p>
      <text:p text:style-name="Standard"/>
      <text:p text:style-name="Standard"/>
      <text:p text:style-name="Standard">STEP :1-&gt;&gt; <text:s/>First of all we have to install java JDK. </text:p>
      <text:p text:style-name="Standard"/>
      <text:p text:style-name="Standard"><text:s text:c="21"/>#sudo apt-get install openjdk-8-jdk</text:p>
      <text:p text:style-name="Standard"/>
      <text:p text:style-name="Standard">STEP :2-&gt;&gt;How to check java</text:p>
      <text:p text:style-name="Standard"><text:s text:c="10"/></text:p>
      <text:p text:style-name="Standard"><text:s text:c="19"/>#java <text:s/>--version</text:p>
      <text:p text:style-name="Standard"/>
      <text:p text:style-name="Standard">STEP :3--&gt;&gt;Install Apache web server. </text:p>
      <text:p text:style-name="Standard"/>
      <text:p text:style-name="Standard"><text:s text:c="19"/>#apt-get install apache2</text:p>
      <text:p text:style-name="Standard"/>
      <text:p text:style-name="Standard">STEP :4--&gt;&gt;Install jenkins. </text:p>
      <text:p text:style-name="Standard"/>
      <text:p text:style-name="Standard"><text:s text:c="17"/>Add the key and source list to apt: </text:p>
      <text:p text:style-name="Standard"><text:s text:c="18"/></text:p>
      <text:p text:style-name="Standard"><text:s text:c="16"/>#wget -q -O - https://jenkins-ci.org/debian/jenkins-ci.org.key | sudo apt-key add -</text:p>
      <text:p text:style-name="Standard"/>
      <text:p text:style-name="Standard"><text:s text:c="16"/>Create a sources list for Jenkins: </text:p>
      <text:p text:style-name="Standard"><text:s text:c="17"/></text:p>
      <text:p text:style-name="Standard"><text:s text:c="13"/>#sh -c 'echo deb http://pkg.jenkins-ci.org/debian binary/ &gt; /etc/apt/sources.list.d/jenkins.list'</text:p>
      <text:p text:style-name="Standard"><text:s text:c="8"/></text:p>
      <text:p text:style-name="Standard"><text:s text:c="15"/>Update the cache: </text:p>
      <text:p text:style-name="Standard"><text:s text:c="15"/></text:p>
      <text:p text:style-name="Standard"><text:s text:c="15"/>#apt-get update</text:p>
      <text:p text:style-name="Standard"/>
      <text:p text:style-name="Standard">STEP :5--&gt;&gt;After the cache has been updated, start proceed installation Jenkins: </text:p>
      <text:p text:style-name="Standard"/>
      <text:p text:style-name="Standard"><text:s text:c="14"/>#apt-get install jenkins</text:p>
      <text:p text:style-name="Standard"/>
      <text:p text:style-name="Standard">STEP :6--&gt;&gt;Start Jenkins service. </text:p>
      <text:p text:style-name="Standard"/>
      <text:p text:style-name="Standard"><text:s text:c="13"/>#/etc/init.d/jenkins start</text:p>
      <text:p text:style-name="Standard"/>
      <text:p text:style-name="Standard">STEP:7--&gt;&gt;Access Jenkins. </text:p>
      <text:p text:style-name="Standard"/>
      <text:p text:style-name="Standard"><text:s text:c="15"/>Finally, after the installation is complete you can visit the following address in your browser http://your-ip-address:8080 </text:p>
      <text:p text:style-name="Standard"/>
      <text:p text:style-name="Standard"/>
      <text:p text:style-name="Standard">how to change jenkins port in ubuntu</text:p>
      <text:p text:style-name="Standard">------------------------------------------------------------------------------------------------------------------------</text:p>
      <text:p text:style-name="Standard">sudo gedit /etc/default/jenkins</text:p>
      <text:p text:style-name="Standard"/>
      <text:p text:style-name="Standard">HTTO_PORT=8090 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oft-page-break/>Following address in your browser:-</text:p>
      <text:p text:style-name="Standard">------------------------------------------------------------------------------------------------------------------------</text:p>
      <text:p text:style-name="Standard"><text:a xlink:type="simple" xlink:href="http://10.110.4.225:8090/">http://10.110.4.225:8090</text:a></text:p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Standard">Unlock Jenkins</text:p>
      <text:p text:style-name="Standard"/>
      <text:p text:style-name="Standard">go to /var/lib/jenkins/secrets/initialAdminPassword COPY and PASTE</text:p>
      <text:p text:style-name="Standard"/>
      <text:p text:style-name="Standard">Change permissions</text:p>
      <text:p text:style-name="Standard"/>
      <text:p text:style-name="Standard">#chmod 0777 initialAdminPassword</text:p>
      <text:p text:style-name="Standard"/>
      <text:p text:style-name="Standard">#cat initialadminpassword copy and paste</text:p>
      <text:p text:style-name="Standard">------------------------------------------------------------------------------------------------------------------------</text:p>
      <text:p text:style-name="Standard">Create First Admin User</text:p>
      <text:p text:style-name="Standard"/>
      <text:p text:style-name="Standard">Username:<text:tab/><text:tab/><text:tab/>jenkins<text:tab/><text:tab/></text:p>
      <text:p text:style-name="Standard">Password:<text:tab/><text:tab/><text:tab/>einfochips<text:tab/></text:p>
      <text:p text:style-name="Standard">Confirm password:<text:tab/><text:tab/>einfochips<text:tab/></text:p>
      <text:p text:style-name="Standard">Full name:<text:tab/><text:tab/><text:tab/>mahesh.setty<text:tab/></text:p>
      <text:p text:style-name="Standard">E-mail address:<text:tab/><text:tab/>mahesh.setty@einfochips.com </text:p>
      <text:p text:style-name="Standard"/>
      <text:p text:style-name="Standard">save and finish</text:p>
      <text:p text:style-name="Standard">------------------------------------------------------------------------------------------------------------------------</text:p>
      <text:p text:style-name="Standard">How to change user permissions</text:p>
      <text:p text:style-name="Standard"/>
      <text:p text:style-name="Standard">Goto -&gt;Manage Jenkins-&gt;Configure Global Security-&gt;Jenkins own user database-&gt;Click allow user database-&gt;click the matrix based security-&gt;create user and set permissions-&gt;SAVE</text:p>
      <text:p text:style-name="Standard"/>
      <text:p text:style-name="Standard">------------------------------------------------------------------------------------------------------------------------</text:p>
      <text:p text:style-name="Standard">How to create node (windows slave)</text:p>
      <text:p text:style-name="Standard"/>
      <text:p text:style-name="Standard">Goto-&gt;Manage Jenkins-&gt;Manage Nodes-&gt;New Node</text:p>
      <text:p text:style-name="Standard"><text:s/></text:p>
      <text:p text:style-name="Standard"><text:s text:c="12"/>Node Name---&gt;Win_slave <text:s/>(Click check)</text:p>
      <text:p text:style-name="Standard"><text:s text:c="12"/>Name:win_salve</text:p>
      <text:p text:style-name="Standard"><text:s/><text:tab/>Description:This project is maven project</text:p>
      <text:p text:style-name="Standard"><text:tab/># of excuters:2</text:p>
      <text:p text:style-name="Standard"><text:tab/>Remote root directory:<text:a xlink:type="simple" xlink:href="file:///D:/jenkins/">D:/jenkins/</text:a></text:p>
      <text:p text:style-name="Standard"><text:tab/>Labels:</text:p>
      <text:p text:style-name="Standard"><text:tab/>Usage:only build jobs withlabel expression matching this mode</text:p>
      <text:p text:style-name="Standard"><text:tab/>Lanch Method:lanch agent via Java Web Start</text:p>
      <text:p text:style-name="Standard"><text:tab/>Availability:Keep this agent online as much as possible</text:p>
      <text:p text:style-name="Standard">SAVE</text:p>
      <text:p text:style-name="Standard"/>
      <text:p text:style-name="Standard">click lanch win_slave and run</text:p>
      <text:p text:style-name="Standard"/>
      <text:p text:style-name="Standard">jenkins slave lanch connecetd</text:p>
      <text:p text:style-name="Standard">------------------------------------------------------------------------------------------------------------------------</text:p>
      <text:p text:style-name="Standard"/>
      <text:p text:style-name="Standard"><text:soft-page-break/><text:tab/></text:p>
      <text:p text:style-name="Standard"><text:s text:c="12"/></text:p>
      <text:p text:style-name="Standard"><text:s text:c="12"/>http://proxy.uconn.edu:3000/proxy.pac</text:p>
      <text:h text:style-name="Heading_20_3" text:outline-level="3"><text:s text:c="12"/><text:bookmark text:name="management-links"/><text:s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5H20M19S</meta:editing-duration>
    <meta:editing-cycles>4</meta:editing-cycles>
    <meta:generator>OpenOffice.org/3.4$Win32 OpenOffice.org_project/340m1$Build-9590</meta:generator>
    <dc:date>2016-09-26T14:52:06.43</dc:date>
    <meta:document-statistic meta:table-count="0" meta:image-count="0" meta:object-count="0" meta:page-count="3" meta:paragraph-count="72" meta:word-count="267" meta:character-count="3466"/>
    <meta:user-defined meta:name="Info 1"/>
    <meta:user-defined meta:name="Info 2"/>
    <meta:user-defined meta:name="Info 3"/>
    <meta:user-defined meta:name="Info 4"/>
  </office:meta>
</office:document-meta>
</file>